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cm" svg:stroke-color="#ff0000" draw:marker-start-width="0.275cm" draw:marker-end="Arrow" draw:marker-end-width="0.275cm" draw:fill="none" draw:fill-color="#c0c0c0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marker-end="Arrow" draw:marker-end-width="0.2cm" draw:fill="none" draw:fill-color="#c0c0c0" draw:textarea-vertical-align="middle"/>
    </style:style>
    <style:style style:name="gr5" style:family="graphic" style:parent-style-name="objectwithoutfill">
      <style:graphic-properties svg:stroke-width="0.08cm" svg:stroke-color="#008000" draw:marker-start-width="0.33cm" draw:marker-end="Arrow" draw:marker-end-width="0.36cm" draw:fill="none" draw:fill-color="#c0c0c0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svg:stroke-color="#ff0000" draw:fill="solid" draw:fill-color="#ff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3cm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T1" style:family="text">
      <style:text-properties fo:color="#ff0000"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9cm" svg:height="6.8cm" svg:x="3.9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6.8cm" svg:x="1.9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6.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6.8cm" svg:x="5.8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6.8cm" svg:x="7.7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0.2cm" svg:height="0.9cm" svg:x="3.7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0.2cm" svg:height="0.9cm" svg:x="7.5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0.2cm" svg:height="0.9cm" svg:x="5.6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0.2cm" svg:height="0.9cm" svg:x="3.7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0.2cm" svg:height="0.9cm" svg:x="3.7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0.2cm" svg:height="0.9cm" svg:x="7.5cm" svg:y="1.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0.2cm" svg:height="0.9cm" svg:x="1.7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0.2cm" svg:height="0.9cm" svg:x="1.7cm" svg:y="2.5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.9cm" svg:y1="5.55cm" svg:x2="5.6cm" svg:y2="2.95cm" draw:start-shape="id1" draw:start-glue-point="1" draw:end-shape="id2" draw:end-glue-point="3" svg:d="m3900 5550 1700-2600" svg:viewBox="0 0 1701 2601">
          <text:p/>
        </draw:connector>
        <draw:connector draw:style-name="gr4" draw:text-style-name="P1" xml:id="id5" draw:id="id5" draw:layer="layout" draw:type="line" svg:x1="3.9cm" svg:y1="2.95cm" svg:x2="5.599cm" svg:y2="2.949cm" draw:start-shape="id3" draw:start-glue-point="1" svg:d="m3900 2950 1699-1" svg:viewBox="0 0 1700 2">
          <text:p/>
        </draw:connector>
        <draw:connector draw:style-name="gr4" draw:text-style-name="P1" draw:layer="layout" draw:type="line" svg:x1="3.9cm" svg:y1="4.25cm" svg:x2="5.599cm" svg:y2="2.949cm" draw:start-shape="id4" draw:start-glue-point="1" draw:end-shape="id5" draw:end-glue-point="3" svg:d="m3900 4250 1699-1301" svg:viewBox="0 0 1700 1302">
          <text:p/>
        </draw:connector>
        <draw:connector draw:style-name="gr4" draw:text-style-name="P1" draw:layer="layout" draw:type="line" svg:x1="1.9cm" svg:y1="2.95cm" svg:x2="5.599cm" svg:y2="2.949cm" draw:start-shape="id6" draw:start-glue-point="1" draw:end-shape="id5" draw:end-glue-point="3" svg:d="m1900 2950 3699-1" svg:viewBox="0 0 3700 2">
          <text:p/>
        </draw:connector>
        <draw:connector draw:style-name="gr4" draw:text-style-name="P1" draw:layer="layout" draw:type="line" svg:x1="1.9cm" svg:y1="4.25cm" svg:x2="5.599cm" svg:y2="2.949cm" draw:start-shape="id7" draw:start-glue-point="1" draw:end-shape="id5" draw:end-glue-point="3" svg:d="m1900 4250 3699-1301" svg:viewBox="0 0 3700 1302">
          <text:p/>
        </draw:connector>
        <draw:connector draw:style-name="gr4" draw:text-style-name="P1" draw:layer="layout" draw:type="line" svg:x1="5.8cm" svg:y1="2.95cm" svg:x2="7.5cm" svg:y2="1.5cm" draw:start-shape="id2" draw:start-glue-point="1" draw:end-shape="id8" draw:end-glue-point="3" svg:d="m5800 2950 1700-1450" svg:viewBox="0 0 1701 1451">
          <text:p/>
        </draw:connector>
        <draw:connector draw:style-name="gr4" draw:text-style-name="P1" draw:layer="layout" draw:type="line" svg:x1="5.8cm" svg:y1="2.95cm" svg:x2="7.5cm" svg:y2="2.95cm" draw:start-shape="id2" draw:start-glue-point="1" draw:end-shape="id9" draw:end-glue-point="3" svg:d="m5800 2950h1700" svg:viewBox="0 0 1701 1">
          <text:p/>
        </draw:connector>
        <draw:line draw:style-name="gr5" draw:text-style-name="P1" draw:layer="layout" svg:x1="5.6cm" svg:y1="3cm" svg:x2="1.8cm" svg:y2="5cm">
          <text:p/>
        </draw:line>
        <draw:frame draw:style-name="gr6" draw:layer="layout" svg:width="2cm" svg:height="1.33cm" svg:x="0.5cm" svg:y="5.1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7" draw:text-style-name="P1" draw:layer="layout" svg:width="2.381cm" svg:height="1.9cm" draw:transform="rotate (2.26892802759263) translate (4.33cm 5.8cm)">
          <text:p/>
          <draw:enhanced-geometry svg:viewBox="0 0 21600 21600" draw:type="block-arc" draw:modifiers="-129.119137640241 10405.571840099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6" draw:layer="layout" svg:width="0.2cm" svg:height="0.47cm" svg:x="3.268cm" svg:y="3.85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text-style-name="P2" draw:layer="layout" svg:width="0.853cm" svg:height="0.962cm" svg:x="2.8cm" svg:y="4.638cm">
          <draw:text-box>
            <text:p text:style-name="P2"><text:span text:style-name="T1">θ</text:span></text:p>
          </draw:text-box>
        </draw:frame>
        <draw:frame draw:style-name="gr9" draw:text-style-name="P2" draw:layer="layout" svg:width="0.9cm" svg:height="0.962cm" svg:x="4.7cm" svg:y="3.9cm">
          <draw:text-box>
            <text:p text:style-name="P2"><text:span text:style-name="T1">Δ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24cm" fo:margin-left="0cm" fo:margin-right="0cm" fo:page-width="8.6cm" fo:page-height="6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E </meta:initial-creator>
    <meta:creation-date>2015-10-07T20:16:03</meta:creation-date>
    <dc:date>2015-10-07T20:39:10</dc:date>
    <dc:creator>ETE </dc:creator>
    <meta:editing-duration>P0D</meta:editing-duration>
    <meta:editing-cycles>1</meta:editing-cycles>
    <meta:generator>LibreOffice/3.5$Linux_x86 LibreOffice_project/350m1$Build-2</meta:generator>
    <meta:document-statistic meta:object-count="26"/>
  </office:meta>
</office:document-meta>
</file>

<file path=Object 1/content.xml><?xml version="1.0" encoding="utf-8"?>
<math xmlns="http://www.w3.org/1998/Math/MathML">
  <semantics>
    <mrow>
      <mover accent="true">
        <mrow>
          <msub>
            <mi>C</mi>
            <mrow>
              <mi mathvariant="italic">ref</mi>
            </mrow>
          </msub>
        </mrow>
        <mo stretchy="false">⃗</mo>
      </mover>
    </mrow>
    <annotation encoding="StarMath 5.0">widevec {C_{ref}}</annotation>
  </semantics>
</math>
</file>

<file path=Object 2/content.xml><?xml version="1.0" encoding="utf-8"?>
<math xmlns="http://www.w3.org/1998/Math/MathML">
  <mrow/>
</math>
</file>